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956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IBBON-100L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RIBBON-10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0L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7480" calcext:value-type="float">
            <text:p>7480</text:p>
          </table:table-cell>
          <table:table-cell table:style-name="ce9" office:value-type="float" office:value="7348" calcext:value-type="float">
            <text:p>7348</text:p>
          </table:table-cell>
          <table:table-cell table:style-name="ce9" office:value-type="float" office:value="7349" calcext:value-type="float">
            <text:p>7349</text:p>
          </table:table-cell>
          <table:table-cell table:style-name="ce9" office:value-type="float" office:value="7350" calcext:value-type="float">
            <text:p>73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480" calcext:value-type="float">
            <text:p>7480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8" calcext:value-type="float">
            <text:p>7348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9" calcext:value-type="float">
            <text:p>7349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0" calcext:value-type="float">
            <text:p>735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7227413654822" calcext:value-type="float">
            <text:p>7.227413654822E-03</text:p>
          </table:table-cell>
          <table:table-cell table:style-name="ce2" office:value-type="float" office:value="0.007334488978808" calcext:value-type="float">
            <text:p>7.334488978808E-03</text:p>
          </table:table-cell>
          <table:table-cell table:style-name="ce2" office:value-type="float" office:value="0.007333764811636" calcext:value-type="float">
            <text:p>7.333764811636E-03</text:p>
          </table:table-cell>
          <table:table-cell table:style-name="ce2" office:value-type="float" office:value="0.007333839687707" calcext:value-type="float">
            <text:p>7.333839687707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227413654822" calcext:value-type="float">
            <text:p>7.227413654822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4488978808" calcext:value-type="float">
            <text:p>7.33448897880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3764811636" calcext:value-type="float">
            <text:p>7.33376481163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3839687707" calcext:value-type="float">
            <text:p>7.333839687707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38.02433940498" calcext:value-type="float">
            <text:p>3.802433940498E+01</text:p>
          </table:table-cell>
          <table:table-cell table:style-name="ce2" office:value-type="float" office:value="38.02572368417" calcext:value-type="float">
            <text:p>3.802572368417E+01</text:p>
          </table:table-cell>
          <table:table-cell table:style-name="ce2" office:value-type="float" office:value="38.02757758292" calcext:value-type="float">
            <text:p>3.802757758292E+01</text:p>
          </table:table-cell>
          <table:table-cell table:style-name="ce2" office:value-type="float" office:value="38.03483632374" calcext:value-type="float">
            <text:p>3.803483632374E+0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8.02433940498" calcext:value-type="float">
            <text:p>3.802433940498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8.02572368417" calcext:value-type="float">
            <text:p>3.802572368417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8.02757758292" calcext:value-type="float">
            <text:p>3.802757758292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8.03483632374" calcext:value-type="float">
            <text:p>3.803483632374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152.0973548479" calcext:value-type="float">
            <text:p>1.520973548479E+02</text:p>
          </table:table-cell>
          <table:table-cell table:style-name="ce2" office:value-type="float" office:value="152.102890678" calcext:value-type="float">
            <text:p>1.521028906780E+02</text:p>
          </table:table-cell>
          <table:table-cell table:style-name="ce2" office:value-type="float" office:value="152.110308628" calcext:value-type="float">
            <text:p>1.521103086280E+02</text:p>
          </table:table-cell>
          <table:table-cell table:style-name="ce2" office:value-type="float" office:value="152.1393532475" calcext:value-type="float">
            <text:p>1.521393532475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2.0973548479" calcext:value-type="float">
            <text:p>1.52097354847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2.102890678" calcext:value-type="float">
            <text:p>1.52102890678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2.110308628" calcext:value-type="float">
            <text:p>1.52110308628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2.1393532475" calcext:value-type="float">
            <text:p>1.521393532475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-114.0730154429" calcext:value-type="float">
            <text:p>-1.140730154429E+02</text:p>
          </table:table-cell>
          <table:table-cell table:style-name="ce2" office:value-type="float" office:value="-114.0771669938" calcext:value-type="float">
            <text:p>-1.140771669938E+02</text:p>
          </table:table-cell>
          <table:table-cell table:style-name="ce2" office:value-type="float" office:value="-114.0827310451" calcext:value-type="float">
            <text:p>-1.140827310451E+02</text:p>
          </table:table-cell>
          <table:table-cell table:style-name="ce2" office:value-type="float" office:value="-114.1045169238" calcext:value-type="float">
            <text:p>-1.141045169238E+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4.0730154429" calcext:value-type="float">
            <text:p>-1.14073015442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4.0771669938" calcext:value-type="float">
            <text:p>-1.140771669938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4.0827310451" calcext:value-type="float">
            <text:p>-1.14082731045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4.1045169238" calcext:value-type="float">
            <text:p>-1.14104516923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-299.9999927099" calcext:value-type="float">
            <text:p>-2.999999927099E+02</text:p>
          </table:table-cell>
          <table:table-cell table:style-name="ce2" office:value-type="float" office:value="-299.9999893265" calcext:value-type="float">
            <text:p>-2.999999893265E+02</text:p>
          </table:table-cell>
          <table:table-cell table:style-name="ce2" office:value-type="float" office:value="-299.9999955199" calcext:value-type="float">
            <text:p>-2.999999955199E+02</text:p>
          </table:table-cell>
          <table:table-cell table:style-name="ce2" office:value-type="float" office:value="-300.0000209086" calcext:value-type="float">
            <text:p>-3.000000209086E+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99.9999927099" calcext:value-type="float">
            <text:p>-2.99999992709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99.9999893265" calcext:value-type="float">
            <text:p>-2.999999893265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99.9999955199" calcext:value-type="float">
            <text:p>-2.99999995519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300.0000209086" calcext:value-type="float">
            <text:p>-3.000000209086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5.446630718238" calcext:value-type="float">
            <text:p>5.446630718238E+00</text:p>
          </table:table-cell>
          <table:table-cell table:style-name="ce2" office:value-type="float" office:value="5.446603832206" calcext:value-type="float">
            <text:p>5.446603832206E+00</text:p>
          </table:table-cell>
          <table:table-cell table:style-name="ce2" office:value-type="float" office:value="5.446627300213" calcext:value-type="float">
            <text:p>5.446627300213E+00</text:p>
          </table:table-cell>
          <table:table-cell table:style-name="ce2" office:value-type="float" office:value="5.446718506955" calcext:value-type="float">
            <text:p>5.446718506955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30718238" calcext:value-type="float">
            <text:p>5.446630718238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03832206" calcext:value-type="float">
            <text:p>5.446603832206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27300213" calcext:value-type="float">
            <text:p>5.446627300213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718506955" calcext:value-type="float">
            <text:p>5.446718506955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1265139232664" calcext:value-type="float">
            <text:p>1.265139232664E-04</text:p>
          </table:table-cell>
          <table:table-cell table:style-name="ce2" office:value-type="float" office:value="0.0001339597112819" calcext:value-type="float">
            <text:p>1.339597112819E-04</text:p>
          </table:table-cell>
          <table:table-cell table:style-name="ce2" office:value-type="float" office:value="0.0001339309239988" calcext:value-type="float">
            <text:p>1.339309239988E-04</text:p>
          </table:table-cell>
          <table:table-cell table:style-name="ce2" office:value-type="float" office:value="0.000133934354072" calcext:value-type="float">
            <text:p>1.339343540720E-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265139232664" calcext:value-type="float">
            <text:p>1.26513923266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339597112819" calcext:value-type="float">
            <text:p>1.339597112819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339309239988" calcext:value-type="float">
            <text:p>1.339309239988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33934354072" calcext:value-type="float">
            <text:p>1.339343540720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5084147533759" calcext:value-type="float">
            <text:p>5.084147533759E-03</text:p>
          </table:table-cell>
          <table:table-cell table:style-name="ce2" office:value-type="float" office:value="0.005175680370787" calcext:value-type="float">
            <text:p>5.175680370787E-03</text:p>
          </table:table-cell>
          <table:table-cell table:style-name="ce2" office:value-type="float" office:value="0.005175228304698" calcext:value-type="float">
            <text:p>5.175228304698E-03</text:p>
          </table:table-cell>
          <table:table-cell table:style-name="ce2" office:value-type="float" office:value="0.005175511814362" calcext:value-type="float">
            <text:p>5.175511814362E-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084147533759" calcext:value-type="float">
            <text:p>5.084147533759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175680370787" calcext:value-type="float">
            <text:p>5.175680370787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175228304698" calcext:value-type="float">
            <text:p>5.17522830469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175511814362" calcext:value-type="float">
            <text:p>5.175511814362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2033658976439" calcext:value-type="float">
            <text:p>2.033658976439E-02</text:p>
          </table:table-cell>
          <table:table-cell table:style-name="ce2" office:value-type="float" office:value="0.02070272093072" calcext:value-type="float">
            <text:p>2.070272093072E-02</text:p>
          </table:table-cell>
          <table:table-cell table:style-name="ce2" office:value-type="float" office:value="0.02070091298694" calcext:value-type="float">
            <text:p>2.070091298694E-02</text:p>
          </table:table-cell>
          <table:table-cell table:style-name="ce2" office:value-type="float" office:value="0.02070204833957" calcext:value-type="float">
            <text:p>2.070204833957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33658976439" calcext:value-type="float">
            <text:p>2.03365897643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70272093072" calcext:value-type="float">
            <text:p>2.07027209307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70091298694" calcext:value-type="float">
            <text:p>2.07009129869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70204833957" calcext:value-type="float">
            <text:p>2.070204833957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7282565474312" calcext:value-type="float">
            <text:p>7.282565474312E-04</text:p>
          </table:table-cell>
          <table:table-cell table:style-name="ce2" office:value-type="float" office:value="0.0007413371215743" calcext:value-type="float">
            <text:p>7.413371215743E-04</text:p>
          </table:table-cell>
          <table:table-cell table:style-name="ce2" office:value-type="float" office:value="0.000741239425723" calcext:value-type="float">
            <text:p>7.412394257230E-04</text:p>
          </table:table-cell>
          <table:table-cell table:style-name="ce2" office:value-type="float" office:value="0.0007411509738679" calcext:value-type="float">
            <text:p>7.411509738679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282565474312" calcext:value-type="float">
            <text:p>7.28256547431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13371215743" calcext:value-type="float">
            <text:p>7.413371215743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1239425723" calcext:value-type="float">
            <text:p>7.412394257230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11509738679" calcext:value-type="float">
            <text:p>7.411509738679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1691588758743" calcext:value-type="float">
            <text:p>1.691588758743E-08</text:p>
          </table:table-cell>
          <table:table-cell table:style-name="ce2" office:value-type="float" office:value="0.00000001823325320292" calcext:value-type="float">
            <text:p>1.823325320292E-08</text:p>
          </table:table-cell>
          <table:table-cell table:style-name="ce2" office:value-type="float" office:value="0.0000000182268541098" calcext:value-type="float">
            <text:p>1.822685410980E-08</text:p>
          </table:table-cell>
          <table:table-cell table:style-name="ce2" office:value-type="float" office:value="0.0000000182248406684" calcext:value-type="float">
            <text:p>1.822484066840E-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691588758743" calcext:value-type="float">
            <text:p>1.691588758743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823325320292" calcext:value-type="float">
            <text:p>1.823325320292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82268541098" calcext:value-type="float">
            <text:p>1.822685410980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82248406684" calcext:value-type="float">
            <text:p>1.822484066840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26.306206937" calcext:value-type="float">
            <text:p>26.306206937</text:p>
          </table:table-cell>
          <table:table-cell office:value-type="float" office:value="37.694118593" calcext:value-type="float">
            <text:p>37.694118593</text:p>
          </table:table-cell>
          <table:table-cell office:value-type="float" office:value="42.698734839" calcext:value-type="float">
            <text:p>42.698734839</text:p>
          </table:table-cell>
          <table:table-cell office:value-type="float" office:value="47.339581162" calcext:value-type="float">
            <text:p>47.3395811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26.306206937" calcext:value-type="float">
            <text:p>26.306206937</text:p>
          </table:table-cell>
          <table:table-cell office:value-type="string" calcext:value-type="string">
            <text:p>&amp;</text:p>
          </table:table-cell>
          <table:table-cell office:value-type="float" office:value="37.694118593" calcext:value-type="float">
            <text:p>37.694118593</text:p>
          </table:table-cell>
          <table:table-cell office:value-type="string" calcext:value-type="string">
            <text:p>&amp;</text:p>
          </table:table-cell>
          <table:table-cell office:value-type="float" office:value="42.698734839" calcext:value-type="float">
            <text:p>42.698734839</text:p>
          </table:table-cell>
          <table:table-cell office:value-type="string" calcext:value-type="string">
            <text:p>&amp;</text:p>
          </table:table-cell>
          <table:table-cell office:value-type="float" office:value="47.339581162" calcext:value-type="float">
            <text:p>47.33958116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8) RIBBON-100L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0L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TOTAL-INTERPOLATED-POINTS <text:s text:c="9"/></text:p>
          </table:table-cell>
          <table:table-cell table:style-name="ce2" office:value-type="float" office:value="7480" calcext:value-type="float">
            <text:p>7.480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SUM-CHORD-ERROR-(mm) <text:s text:c="14"/></text:p>
          </table:table-cell>
          <table:table-cell table:style-name="ce2" office:value-type="float" office:value="0.007227413654822" calcext:value-type="float">
            <text:p>7.227413654822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0L SUM-CHORD-ERROR/TOT-INTERPOL-PNTS <text:s/>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SUM-ARC-LENGTH-(mm) <text:s text:c="15"/></text:p>
          </table:table-cell>
          <table:table-cell table:style-name="ce2" office:value-type="float" office:value="38.02433940498" calcext:value-type="float">
            <text:p>3.802433940498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SUM-CHORD-LENGTH-(mm) <text:s text:c="13"/></text:p>
          </table:table-cell>
          <table:table-cell table:style-name="ce2" office:value-type="float" office:value="152.0973548479" calcext:value-type="float">
            <text:p>1.52097354847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DIFF-ARC-LENGTH-CHORD-LENGTH-(mm) <text:s/></text:p>
          </table:table-cell>
          <table:table-cell table:style-name="ce2" office:value-type="float" office:value="-114.0730154429" calcext:value-type="float">
            <text:p>-1.14073015442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PCNT-DIFF-ARC-CHORD-LENGTH <text:s text:c="8"/></text:p>
          </table:table-cell>
          <table:table-cell table:style-name="ce2" office:value-type="float" office:value="-299.9999927099" calcext:value-type="float">
            <text:p>-2.999999927099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SUM-CHORD-ERROR/SUM-CHORD-LENGTH <text:s text:c="2"/>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SUM-ARC-THETA-(rad) <text:s text:c="15"/></text:p>
          </table:table-cell>
          <table:table-cell table:style-name="ce2" office:value-type="float" office:value="5.446630718238" calcext:value-type="float">
            <text:p>5.446630718238E+00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0L SUM-ARC-AREA-(mm2) <text:s text:c="16"/></text:p>
          </table:table-cell>
          <table:table-cell table:style-name="ce2" office:value-type="float" office:value="0.0001265139232664" calcext:value-type="float">
            <text:p>1.265139232664E-04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0L SUM-ARC-AREA/SUM-CHORD-LENGTH <text:s text:c="5"/>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AVG-CHORD-ERROR-(mm) <text:s text:c="14"/></text:p>
          </table:table-cell>
          <table:table-cell table:style-name="ce2" office:value-type="float" office:value="0.0000009663609646773" calcext:value-type="float">
            <text:p>9.663609646773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AVG-ARC-LENGTH-(mm) <text:s text:c="15"/></text:p>
          </table:table-cell>
          <table:table-cell table:style-name="ce2" office:value-type="float" office:value="0.005084147533759" calcext:value-type="float">
            <text:p>5.084147533759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0L AVG-CHORD-LENGTH-(mm) <text:s text:c="13"/></text:p>
          </table:table-cell>
          <table:table-cell table:style-name="ce2" office:value-type="float" office:value="0.02033658976439" calcext:value-type="float">
            <text:p>2.033658976439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AVG-ARC-THETA-(rad) <text:s text:c="15"/></text:p>
          </table:table-cell>
          <table:table-cell table:style-name="ce2" office:value-type="float" office:value="0.0007282565474312" calcext:value-type="float">
            <text:p>7.282565474312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0L AVG-ARC-AREA-(mm2) <text:s text:c="16"/></text:p>
          </table:table-cell>
          <table:table-cell table:style-name="ce2" office:value-type="float" office:value="0.00000001691588758743" calcext:value-type="float">
            <text:p>1.691588758743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5:30:58.17" calcext:value-type="date">
            <text:p>2023-10-06 15:30:58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26.306206937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TOTAL-INTERPOLATED-POINTS <text:s text:c="9"/></text:p>
          </table:table-cell>
          <table:table-cell table:style-name="ce2" office:value-type="float" office:value="7348" calcext:value-type="float">
            <text:p>7.348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CHORD-ERROR-(mm) <text:s text:c="14"/></text:p>
          </table:table-cell>
          <table:table-cell table:style-name="ce2" office:value-type="float" office:value="0.007334488978808" calcext:value-type="float">
            <text:p>7.334488978808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CHORD-ERROR/TOT-INTERPOL-PNTS <text:s/>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ARC-LENGTH-(mm) <text:s text:c="15"/></text:p>
          </table:table-cell>
          <table:table-cell table:style-name="ce2" office:value-type="float" office:value="38.02572368417" calcext:value-type="float">
            <text:p>3.802572368417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CHORD-LENGTH-(mm) <text:s text:c="13"/></text:p>
          </table:table-cell>
          <table:table-cell table:style-name="ce2" office:value-type="float" office:value="152.102890678" calcext:value-type="float">
            <text:p>1.52102890678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DIFF-ARC-LENGTH-CHORD-LENGTH-(mm) <text:s/></text:p>
          </table:table-cell>
          <table:table-cell table:style-name="ce2" office:value-type="float" office:value="-114.0771669938" calcext:value-type="float">
            <text:p>-1.14077166993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PCNT-DIFF-ARC-CHORD-LENGTH <text:s text:c="8"/></text:p>
          </table:table-cell>
          <table:table-cell table:style-name="ce2" office:value-type="float" office:value="-299.9999893265" calcext:value-type="float">
            <text:p>-2.999999893265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CHORD-ERROR/SUM-CHORD-LENGTH <text:s text:c="2"/>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ARC-THETA-(rad) <text:s text:c="15"/></text:p>
          </table:table-cell>
          <table:table-cell table:style-name="ce2" office:value-type="float" office:value="5.446603832206" calcext:value-type="float">
            <text:p>5.446603832206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ARC-AREA-(mm2) <text:s text:c="16"/></text:p>
          </table:table-cell>
          <table:table-cell table:style-name="ce2" office:value-type="float" office:value="0.0001339597112819" calcext:value-type="float">
            <text:p>1.339597112819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SUM-ARC-AREA/SUM-CHORD-LENGTH <text:s text:c="5"/>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AVG-CHORD-ERROR-(mm) <text:s text:c="14"/></text:p>
          </table:table-cell>
          <table:table-cell table:style-name="ce2" office:value-type="float" office:value="0.0000009982971251951" calcext:value-type="float">
            <text:p>9.982971251951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AVG-ARC-LENGTH-(mm) <text:s text:c="15"/></text:p>
          </table:table-cell>
          <table:table-cell table:style-name="ce2" office:value-type="float" office:value="0.005175680370787" calcext:value-type="float">
            <text:p>5.175680370787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AVG-CHORD-LENGTH-(mm) <text:s text:c="13"/></text:p>
          </table:table-cell>
          <table:table-cell table:style-name="ce2" office:value-type="float" office:value="0.02070272093072" calcext:value-type="float">
            <text:p>2.07027209307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AVG-ARC-THETA-(rad) <text:s text:c="15"/></text:p>
          </table:table-cell>
          <table:table-cell table:style-name="ce2" office:value-type="float" office:value="0.0007413371215743" calcext:value-type="float">
            <text:p>7.413371215743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0L AVG-ARC-AREA-(mm2) <text:s text:c="16"/></text:p>
          </table:table-cell>
          <table:table-cell table:style-name="ce2" office:value-type="float" office:value="0.00000001823325320292" calcext:value-type="float">
            <text:p>1.823325320292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5:37:59.53" calcext:value-type="date">
            <text:p>2023-10-06 15:37:59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37.694118593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TOTAL-INTERPOLATED-POINTS <text:s text:c="9"/></text:p>
          </table:table-cell>
          <table:table-cell table:style-name="ce2" office:value-type="float" office:value="7349" calcext:value-type="float">
            <text:p>7.349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CHORD-ERROR-(mm) <text:s text:c="14"/></text:p>
          </table:table-cell>
          <table:table-cell table:style-name="ce2" office:value-type="float" office:value="0.007333764811636" calcext:value-type="float">
            <text:p>7.33376481163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CHORD-ERROR/TOT-INTERPOL-PNTS <text:s/>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ARC-LENGTH-(mm) <text:s text:c="15"/></text:p>
          </table:table-cell>
          <table:table-cell table:style-name="ce2" office:value-type="float" office:value="38.02757758292" calcext:value-type="float">
            <text:p>3.802757758292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CHORD-LENGTH-(mm) <text:s text:c="13"/></text:p>
          </table:table-cell>
          <table:table-cell table:style-name="ce2" office:value-type="float" office:value="152.110308628" calcext:value-type="float">
            <text:p>1.52110308628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DIFF-ARC-LENGTH-CHORD-LENGTH-(mm) <text:s/></text:p>
          </table:table-cell>
          <table:table-cell table:style-name="ce2" office:value-type="float" office:value="-114.0827310451" calcext:value-type="float">
            <text:p>-1.140827310451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PCNT-DIFF-ARC-CHORD-LENGTH <text:s text:c="8"/></text:p>
          </table:table-cell>
          <table:table-cell table:style-name="ce2" office:value-type="float" office:value="-299.9999955199" calcext:value-type="float">
            <text:p>-2.999999955199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CHORD-ERROR/SUM-CHORD-LENGTH <text:s text:c="2"/>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ARC-THETA-(rad) <text:s text:c="15"/></text:p>
          </table:table-cell>
          <table:table-cell table:style-name="ce2" office:value-type="float" office:value="5.446627300213" calcext:value-type="float">
            <text:p>5.446627300213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ARC-AREA-(mm2) <text:s text:c="16"/></text:p>
          </table:table-cell>
          <table:table-cell table:style-name="ce2" office:value-type="float" office:value="0.0001339309239988" calcext:value-type="float">
            <text:p>1.33930923998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SUM-ARC-AREA/SUM-CHORD-LENGTH <text:s text:c="5"/>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AVG-CHORD-ERROR-(mm) <text:s text:c="14"/></text:p>
          </table:table-cell>
          <table:table-cell table:style-name="ce2" office:value-type="float" office:value="0.0000009980627125254" calcext:value-type="float">
            <text:p>9.980627125254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AVG-ARC-LENGTH-(mm) <text:s text:c="15"/></text:p>
          </table:table-cell>
          <table:table-cell table:style-name="ce2" office:value-type="float" office:value="0.005175228304698" calcext:value-type="float">
            <text:p>5.175228304698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AVG-CHORD-LENGTH-(mm) <text:s text:c="13"/></text:p>
          </table:table-cell>
          <table:table-cell table:style-name="ce2" office:value-type="float" office:value="0.02070091298694" calcext:value-type="float">
            <text:p>2.07009129869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AVG-ARC-THETA-(rad) <text:s text:c="15"/></text:p>
          </table:table-cell>
          <table:table-cell table:style-name="ce2" office:value-type="float" office:value="0.000741239425723" calcext:value-type="float">
            <text:p>7.412394257230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0L AVG-ARC-AREA-(mm2) <text:s text:c="16"/></text:p>
          </table:table-cell>
          <table:table-cell table:style-name="ce2" office:value-type="float" office:value="0.0000000182268541098" calcext:value-type="float">
            <text:p>1.822685410980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5:42:41.96" calcext:value-type="date">
            <text:p>2023-10-06 15:42:4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42.698734839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C40-L0.18-A28-RIBBON-10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TOTAL-INTERPOLATED-POINTS <text:s text:c="9"/></text:p>
          </table:table-cell>
          <table:table-cell table:style-name="ce2" office:value-type="float" office:value="7350" calcext:value-type="float">
            <text:p>7.350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CHORD-ERROR-(mm) <text:s text:c="14"/></text:p>
          </table:table-cell>
          <table:table-cell table:style-name="ce2" office:value-type="float" office:value="0.007333839687707" calcext:value-type="float">
            <text:p>7.333839687707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CHORD-ERROR/TOT-INTERPOL-PNTS <text:s/>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ARC-LENGTH-(mm) <text:s text:c="15"/></text:p>
          </table:table-cell>
          <table:table-cell table:style-name="ce2" office:value-type="float" office:value="38.03483632374" calcext:value-type="float">
            <text:p>3.803483632374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CHORD-LENGTH-(mm) <text:s text:c="13"/></text:p>
          </table:table-cell>
          <table:table-cell table:style-name="ce2" office:value-type="float" office:value="152.1393532475" calcext:value-type="float">
            <text:p>1.521393532475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DIFF-ARC-LENGTH-CHORD-LENGTH-(mm) <text:s/></text:p>
          </table:table-cell>
          <table:table-cell table:style-name="ce2" office:value-type="float" office:value="-114.1045169238" calcext:value-type="float">
            <text:p>-1.14104516923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PCNT-DIFF-ARC-CHORD-LENGTH <text:s text:c="8"/></text:p>
          </table:table-cell>
          <table:table-cell table:style-name="ce2" office:value-type="float" office:value="-300.0000209086" calcext:value-type="float">
            <text:p>-3.000000209086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CHORD-ERROR/SUM-CHORD-LENGTH <text:s text:c="2"/>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ARC-THETA-(rad) <text:s text:c="15"/></text:p>
          </table:table-cell>
          <table:table-cell table:style-name="ce2" office:value-type="float" office:value="5.446718506955" calcext:value-type="float">
            <text:p>5.446718506955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ARC-AREA-(mm2) <text:s text:c="16"/></text:p>
          </table:table-cell>
          <table:table-cell table:style-name="ce2" office:value-type="float" office:value="0.000133934354072" calcext:value-type="float">
            <text:p>1.339343540720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SUM-ARC-AREA/SUM-CHORD-LENGTH <text:s text:c="5"/>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AVG-CHORD-ERROR-(mm) <text:s text:c="14"/></text:p>
          </table:table-cell>
          <table:table-cell table:style-name="ce2" office:value-type="float" office:value="0.0000009979370918094" calcext:value-type="float">
            <text:p>9.979370918094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AVG-ARC-LENGTH-(mm) <text:s text:c="15"/></text:p>
          </table:table-cell>
          <table:table-cell table:style-name="ce2" office:value-type="float" office:value="0.005175511814362" calcext:value-type="float">
            <text:p>5.175511814362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AVG-CHORD-LENGTH-(mm) <text:s text:c="13"/></text:p>
          </table:table-cell>
          <table:table-cell table:style-name="ce2" office:value-type="float" office:value="0.02070204833957" calcext:value-type="float">
            <text:p>2.070204833957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AVG-ARC-THETA-(rad) <text:s text:c="15"/></text:p>
          </table:table-cell>
          <table:table-cell table:style-name="ce2" office:value-type="float" office:value="0.0007411509738679" calcext:value-type="float">
            <text:p>7.411509738679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0L AVG-ARC-AREA-(mm2) <text:s text:c="16"/></text:p>
          </table:table-cell>
          <table:table-cell table:style-name="ce2" office:value-type="float" office:value="0.0000000182248406684" calcext:value-type="float">
            <text:p>1.822484066840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6:17:07.26" calcext:value-type="date">
            <text:p>2023-10-06 16:17:07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47.339581162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4:59:35.594915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9T05:12:41.920802184</dc:date>
    <meta:editing-duration>PT5H27M54S</meta:editing-duration>
    <meta:editing-cycles>71</meta:editing-cycles>
    <meta:generator>LibreOffice/6.4.7.2$Linux_X86_64 LibreOffice_project/40$Build-2</meta:generator>
    <meta:document-statistic meta:table-count="4" meta:cell-count="3012" meta:object-count="0"/>
  </office:meta>
</office:document-meta>
</file>